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1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73.89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75.7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ckelplatine-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rder list for /home/smueller/eagle/xMZ_Mod-eagle/Deckelplatine.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orted from EAGLE with DesignLink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Ordercode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Herstellercode</text:p>
          </table:table-cell>
          <table:table-cell office:value-type="string" calcext:value-type="string">
            <text:p>Verfügbarkeit</text:p>
          </table:table-cell>
          <table:table-cell office:value-type="string" calcext:value-type="string">
            <text:p>Preis (ab)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GRM21BR61E475MA12L</text:p>
          </table:table-cell>
          <table:table-cell office:value-type="float" office:value="1692407" calcext:value-type="float">
            <text:p>169240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5X475M050ATE3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KEMET - T495X475M050ATE300 - TANTALKONDENSATOR, 4.7UF, 50V, BAUFORM 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603</text:p>
          </table:table-cell>
          <table:table-cell office:value-type="float" office:value="2112833" calcext:value-type="float">
            <text:p>211283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8RACTU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0.0031</text:p>
          </table:table-cell>
          <table:table-cell office:value-type="string" calcext:value-type="string">
            <text:p>KEMET - C0603C104K8RACTU - KONDENSATOR, MLCC, X7R, 100NF, 10V, 0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float" office:value="805" calcext:value-type="float">
            <text:p>805</text:p>
          </table:table-cell>
          <table:table-cell office:value-type="float" office:value="1692407" calcext:value-type="float">
            <text:p>1692407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495X475M050ATE3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KEMET - T495X475M050ATE300 - TANTALKONDENSATOR, 4.7UF, 50V, BAUFORM 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GRM216R71H103KA01D</text:p>
          </table:table-cell>
          <table:table-cell office:value-type="float" office:value="1327662" calcext:value-type="float">
            <text:p>1327662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YC103KAT2A</text:p>
          </table:table-cell>
          <table:table-cell office:value-type="float" office:value="123512" calcext:value-type="float">
            <text:p>123512</text:p>
          </table:table-cell>
          <table:table-cell office:value-type="string" calcext:value-type="string">
            <text:p>0.0039</text:p>
          </table:table-cell>
          <table:table-cell office:value-type="string" calcext:value-type="string">
            <text:p>AVX - 0402YC103KAT2A - KONDENSATOR, MLCC, X7R, 10NF, 16V, 0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SM_RADIAL_8MM</text:p>
          </table:table-cell>
          <table:table-cell office:value-type="float" office:value="1868420" calcext:value-type="float">
            <text:p>1868420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EFT1V561AP</text:p>
          </table:table-cell>
          <table:table-cell office:value-type="float" office:value="8015" calcext:value-type="float">
            <text:p>8015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PANASONIC ELECTRONIC COMPONENTS - EEEFT1V561AP - ALU-ELKO, 560UF, 35V, SM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B44</text:p>
          </table:table-cell>
          <table:table-cell office:value-type="string" calcext:value-type="string">
            <text:p>SMBJ</text:p>
          </table:table-cell>
          <table:table-cell office:value-type="float" office:value="1336557" calcext:value-type="float">
            <text:p>1336557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SB44-E3/52T</text:p>
          </table:table-cell>
          <table:table-cell office:value-type="float" office:value="12522" calcext:value-type="float">
            <text:p>125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VISHAY - SSB44-E3/52T - SCHOTTKY-DIODE, 4A, 40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0mV</text:p>
          </table:table-cell>
          <table:table-cell office:value-type="string" calcext:value-type="string">
            <text:p>SMB</text:p>
          </table:table-cell>
          <table:table-cell office:value-type="float" office:value="1843684" calcext:value-type="float">
            <text:p>1843684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B340LB-13-F</text:p>
          </table:table-cell>
          <table:table-cell office:value-type="float" office:value="7702" calcext:value-type="float">
            <text:p>770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IODES INC. - B340LB-13-F - SCHOTTKY-DIODE, 40V, 3A, SM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4005G</text:p>
          </table:table-cell>
          <table:table-cell office:value-type="string" calcext:value-type="string">
            <text:p>MELF-MLL41</text:p>
          </table:table-cell>
          <table:table-cell office:value-type="float" office:value="1625106" calcext:value-type="float">
            <text:p>1625106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LL4005G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0.0547</text:p>
          </table:table-cell>
          <table:table-cell office:value-type="string" calcext:value-type="string">
            <text:p>TAIWAN SEMICONDUCTOR - LL4005G - DIODE, STD-ERHOLZEIT, 1A, 600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63AT</text:p>
          </table:table-cell>
          <table:table-cell office:value-type="string" calcext:value-type="string">
            <text:p>3101.0040</text:p>
          </table:table-cell>
          <table:table-cell office:value-type="float" office:value="1222690" calcext:value-type="float">
            <text:p>1222690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3101.0040</text:p>
          </table:table-cell>
          <table:table-cell office:value-type="float" office:value="1324" calcext:value-type="float">
            <text:p>1324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SCHURTER - 3101.0040 - SICHERUNGSHALTER FPG4 VERT PC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X1487EESA+</text:p>
          </table:table-cell>
          <table:table-cell office:value-type="string" calcext:value-type="string">
            <text:p>SO08</text:p>
          </table:table-cell>
          <table:table-cell office:value-type="float" office:value="1593310" calcext:value-type="float">
            <text:p>1593310</text:p>
          </table:table-cell>
          <table:table-cell office:value-type="string" calcext:value-type="string">
            <text:p>MAXIM INTEGRATED PRODUCTS</text:p>
          </table:table-cell>
          <table:table-cell office:value-type="string" calcext:value-type="string">
            <text:p>MAX1487EESA+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MAXIM INTEGRATED PRODUCTS - MAX1487EESA+ - RS485/422 TRANSCEIVER 8SO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4HCT595D</text:p>
          </table:table-cell>
          <table:table-cell office:value-type="string" calcext:value-type="string">
            <text:p>SO16</text:p>
          </table:table-cell>
          <table:table-cell office:value-type="float" office:value="2098004" calcext:value-type="float">
            <text:p>2098004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HCT595D</text:p>
          </table:table-cell>
          <table:table-cell office:value-type="float" office:value="6602" calcext:value-type="float">
            <text:p>660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XP - 74HCT595D - SHIFTREGLER, SIPO/SISO, 8BIT, 16SO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2808-2570</text:p>
          </table:table-cell>
          <table:table-cell office:value-type="float" office:value="1757123" calcext:value-type="float">
            <text:p>17571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2808-2570</text:p>
          </table:table-cell>
          <table:table-cell office:value-type="float" office:value="338" calcext:value-type="float">
            <text:p>33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OLEX - 52808-2570 - STECKVERBINDER, FPC, 1.0MM, 25KO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2X20</text:p>
          </table:table-cell>
          <table:table-cell office:value-type="float" office:value="1569230" calcext:value-type="float">
            <text:p>1569230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6102045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HARWIN - M20-6102045 - BUCHSE,PC/104,STAPELDURCH,40KO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JP1</text:p>
          </table:table-cell>
          <table:table-cell office:value-type="float" office:value="3417645" calcext:value-type="float">
            <text:p>3417645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825433-2</text:p>
          </table:table-cell>
          <table:table-cell office:value-type="float" office:value="6223" calcext:value-type="float">
            <text:p>622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E CONNECTIVITY / AMP - 825433-2 - STIFTLEISTE, 1REIHIG 2PO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2X10</text:p>
          </table:table-cell>
          <table:table-cell office:value-type="float" office:value="9689621" calcext:value-type="float">
            <text:p>9689621</text:p>
          </table:table-cell>
          <table:table-cell office:value-type="string" calcext:value-type="string">
            <text:p>TE CONNECTIVITY / AMP</text:p>
          </table:table-cell>
          <table:table-cell office:value-type="string" calcext:value-type="string">
            <text:p>1-1241050-0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TE CONNECTIVITY / AMP - 1-1241050-0 - STECKER,SMT,2X10KO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R1280-150M</text:p>
          </table:table-cell>
          <table:table-cell office:value-type="string" calcext:value-type="string">
            <text:p>SRR1280</text:p>
          </table:table-cell>
          <table:table-cell office:value-type="float" office:value="2287334" calcext:value-type="float">
            <text:p>2287334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DO5022P-333M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COILCRAFT - DO5022P-333MLD - LEIST.INDUKT 33UH, 3A, 20%, 15M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46BSMD</text:p>
          </table:table-cell>
          <table:table-cell office:value-type="string" calcext:value-type="string">
            <text:p>SOT23</text:p>
          </table:table-cell>
          <table:table-cell office:value-type="float" office:value="1081227" calcext:value-type="float">
            <text:p>1081227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BC846,215</text:p>
          </table:table-cell>
          <table:table-cell office:value-type="float" office:value="278346" calcext:value-type="float">
            <text:p>278346</text:p>
          </table:table-cell>
          <table:table-cell office:value-type="string" calcext:value-type="string">
            <text:p>0.0181</text:p>
          </table:table-cell>
          <table:table-cell office:value-type="string" calcext:value-type="string">
            <text:p>NXP - BC846,215 - TRANSISTOR, NPN, 65V, SOT-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, 4W, 5%</text:p>
          </table:table-cell>
          <table:table-cell office:value-type="string" calcext:value-type="string">
            <text:p>KH206-8</text:p>
          </table:table-cell>
          <table:table-cell office:value-type="float" office:value="1751842" calcext:value-type="float">
            <text:p>1751842</text:p>
          </table:table-cell>
          <table:table-cell office:value-type="string" calcext:value-type="string">
            <text:p>TE CONNECTIVITY / CGS</text:p>
          </table:table-cell>
          <table:table-cell office:value-type="string" calcext:value-type="string">
            <text:p>ER74150RJ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TE CONNECTIVITY / CGS - ER74150RJT - WIDERSTAND, 3W, 5%, 150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210</text:p>
          </table:table-cell>
          <table:table-cell office:value-type="float" office:value="1750918" calcext:value-type="float">
            <text:p>1750918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1U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0.0457</text:p>
          </table:table-cell>
          <table:table-cell office:value-type="string" calcext:value-type="string">
            <text:p>PANASONIC ELECTRONIC COMPONENTS - ERJP14F1001U - WIDERSTAND, ERJP, 1K, 1210, 0.5W, 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210</text:p>
          </table:table-cell>
          <table:table-cell office:value-type="float" office:value="1750931" calcext:value-type="float">
            <text:p>1750931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P14F1002U</text:p>
          </table:table-cell>
          <table:table-cell office:value-type="float" office:value="6942" calcext:value-type="float">
            <text:p>6942</text:p>
          </table:table-cell>
          <table:table-cell office:value-type="string" calcext:value-type="string">
            <text:p>0.0439</text:p>
          </table:table-cell>
          <table:table-cell office:value-type="string" calcext:value-type="string">
            <text:p>PANASONIC ELECTRONIC COMPONENTS - ERJP14F1002U - WIDERSTAND, ERJP, 10K, 1210, 0.5W, 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1206</text:p>
          </table:table-cell>
          <table:table-cell office:value-type="float" office:value="2332128" calcext:value-type="float">
            <text:p>2332128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RGH1206F120R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0.0154</text:p>
          </table:table-cell>
          <table:table-cell office:value-type="string" calcext:value-type="string">
            <text:p>TE CONNECTIVITY - CRGH1206F120R - LEISTUNGSWIDERSTAND, 120R, 0.5W, 1% 12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0603</text:p>
          </table:table-cell>
          <table:table-cell office:value-type="float" office:value="9238522" calcext:value-type="float">
            <text:p>9238522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0603FR-072K2L</text:p>
          </table:table-cell>
          <table:table-cell office:value-type="float" office:value="70767" calcext:value-type="float">
            <text:p>70767</text:p>
          </table:table-cell>
          <table:table-cell office:value-type="string" calcext:value-type="string">
            <text:p>0.0042</text:p>
          </table:table-cell>
          <table:table-cell office:value-type="string" calcext:value-type="string">
            <text:p>YAGEO (PHYCOMP) - RC0603FR-072K2L - DICKSCHICHTWIDERSTAND, 2K2, 0.1W, 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2676S</text:p>
          </table:table-cell>
          <table:table-cell office:value-type="string" calcext:value-type="string">
            <text:p>TO-263-7</text:p>
          </table:table-cell>
          <table:table-cell office:value-type="float" office:value="1564684" calcext:value-type="float">
            <text:p>156468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2676S-5.0/NOPB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TEXAS INSTRUMENTS - LM2676S-5.0/NOPB - SCHALTREGLER,5V, 3A, TO2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6-404</text:p>
          </table:table-cell>
          <table:table-cell office:value-type="string" calcext:value-type="string">
            <text:p>P-236-404</text:p>
          </table:table-cell>
          <table:table-cell office:value-type="float" office:value="1283528" calcext:value-type="float">
            <text:p>1283528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6-404</text:p>
          </table:table-cell>
          <table:table-cell office:value-type="float" office:value="31347" calcext:value-type="float">
            <text:p>3134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WAGO - 236-404 - KLEMMLEISTE 4 POL 16A LICHTGRA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3-502</text:p>
          </table:table-cell>
          <table:table-cell office:value-type="string" calcext:value-type="string">
            <text:p>P-233-502</text:p>
          </table:table-cell>
          <table:table-cell office:value-type="float" office:value="1777096" calcext:value-type="float">
            <text:p>1777096</text:p>
          </table:table-cell>
          <table:table-cell office:value-type="string" calcext:value-type="string">
            <text:p>WAGO</text:p>
          </table:table-cell>
          <table:table-cell office:value-type="string" calcext:value-type="string">
            <text:p>233-502.</text:p>
          </table:table-cell>
          <table:table-cell office:value-type="float" office:value="1105" calcext:value-type="float">
            <text:p>1105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WAGO - 233-502. - TERMINAL BLOCK, PCB, 2.54MM, 2K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6" meta:object-count="0"/>
    <meta:generator>LibreOffice/4.4.2.2$Linux_X86_64 LibreOffice_project/40m0$Build-2</meta:generator>
  </office:meta>
</office:document-meta>
</file>